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398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1.18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7705in" svg:height="5.2311in" svg:x="1.0717in" svg:y="4.9126in">
            <draw:object draw:notify-on-update-of-ranges="Sheet1.A1:Sheet1.H1 Sheet1.A27:Sheet1.H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Zero Arguments</text:p>
          </table:table-cell>
          <table:table-cell office:value-type="string" calcext:value-type="string">
            <text:p>One Argument</text:p>
          </table:table-cell>
          <table:table-cell office:value-type="string" calcext:value-type="string">
            <text:p>Two Argument</text:p>
          </table:table-cell>
          <table:table-cell office:value-type="string" calcext:value-type="string">
            <text:p>Three Argument</text:p>
          </table:table-cell>
          <table:table-cell office:value-type="string" calcext:value-type="string">
            <text:p>Four Argument</text:p>
          </table:table-cell>
          <table:table-cell office:value-type="string" calcext:value-type="string">
            <text:p>Five Argument</text:p>
          </table:table-cell>
          <table:table-cell office:value-type="string" calcext:value-type="string">
            <text:p>Six Argument</text:p>
          </table:table-cell>
          <table:table-cell office:value-type="string" calcext:value-type="string">
            <text:p>Seven Argument</text:p>
          </table:table-cell>
        </table:table-row>
        <table:table-row table:style-name="ro1">
          <table:table-cell office:value-type="float" office:value="5.599998" calcext:value-type="float">
            <text:p>5.599998</text:p>
          </table:table-cell>
          <table:table-cell office:value-type="float" office:value="5.779999" calcext:value-type="float">
            <text:p>5.779999</text:p>
          </table:table-cell>
          <table:table-cell office:value-type="float" office:value="5.43" calcext:value-type="float">
            <text:p>5.43</text:p>
          </table:table-cell>
          <table:table-cell office:value-type="float" office:value="6.660004" calcext:value-type="float">
            <text:p>6.660004</text:p>
          </table:table-cell>
          <table:table-cell office:value-type="float" office:value="5.599998" calcext:value-type="float">
            <text:p>5.599998</text:p>
          </table:table-cell>
          <table:table-cell office:value-type="float" office:value="30.460007" calcext:value-type="float">
            <text:p>30.460007</text:p>
          </table:table-cell>
          <table:table-cell office:value-type="float" office:value="6.050003" calcext:value-type="float">
            <text:p>6.050003</text:p>
          </table:table-cell>
          <table:table-cell office:value-type="float" office:value="7.620003" calcext:value-type="float">
            <text:p>7.620003</text:p>
          </table:table-cell>
        </table:table-row>
        <table:table-row table:style-name="ro1">
          <table:table-cell office:value-type="float" office:value="5.239998" calcext:value-type="float">
            <text:p>5.239998</text:p>
          </table:table-cell>
          <table:table-cell office:value-type="float" office:value="5.860001" calcext:value-type="float">
            <text:p>5.860001</text:p>
          </table:table-cell>
          <table:table-cell office:value-type="float" office:value="5.050003" calcext:value-type="float">
            <text:p>5.050003</text:p>
          </table:table-cell>
          <table:table-cell office:value-type="float" office:value="6.720001" calcext:value-type="float">
            <text:p>6.720001</text:p>
          </table:table-cell>
          <table:table-cell office:value-type="float" office:value="6.07" calcext:value-type="float">
            <text:p>6.07</text:p>
          </table:table-cell>
          <table:table-cell office:value-type="float" office:value="7.489998" calcext:value-type="float">
            <text:p>7.489998</text:p>
          </table:table-cell>
          <table:table-cell office:value-type="float" office:value="8.620003" calcext:value-type="float">
            <text:p>8.620003</text:p>
          </table:table-cell>
          <table:table-cell office:value-type="float" office:value="5.959999" calcext:value-type="float">
            <text:p>5.959999</text:p>
          </table:table-cell>
        </table:table-row>
        <table:table-row table:style-name="ro1">
          <table:table-cell office:value-type="float" office:value="5.150002" calcext:value-type="float">
            <text:p>5.150002</text:p>
          </table:table-cell>
          <table:table-cell office:value-type="float" office:value="5.970001" calcext:value-type="float">
            <text:p>5.970001</text:p>
          </table:table-cell>
          <table:table-cell office:value-type="float" office:value="5.830002" calcext:value-type="float">
            <text:p>5.830002</text:p>
          </table:table-cell>
          <table:table-cell office:value-type="float" office:value="6.970001" calcext:value-type="float">
            <text:p>6.970001</text:p>
          </table:table-cell>
          <table:table-cell office:value-type="float" office:value="5.57" calcext:value-type="float">
            <text:p>5.57</text:p>
          </table:table-cell>
          <table:table-cell office:value-type="float" office:value="13.290001" calcext:value-type="float">
            <text:p>13.290001</text:p>
          </table:table-cell>
          <table:table-cell office:value-type="float" office:value="7.520004" calcext:value-type="float">
            <text:p>7.520004</text:p>
          </table:table-cell>
          <table:table-cell office:value-type="float" office:value="6.110001" calcext:value-type="float">
            <text:p>6.110001</text:p>
          </table:table-cell>
        </table:table-row>
        <table:table-row table:style-name="ro1">
          <table:table-cell office:value-type="float" office:value="6.720001" calcext:value-type="float">
            <text:p>6.720001</text:p>
          </table:table-cell>
          <table:table-cell office:value-type="float" office:value="5.57" calcext:value-type="float">
            <text:p>5.57</text:p>
          </table:table-cell>
          <table:table-cell office:value-type="float" office:value="5.790001" calcext:value-type="float">
            <text:p>5.790001</text:p>
          </table:table-cell>
          <table:table-cell office:value-type="float" office:value="6.779999" calcext:value-type="float">
            <text:p>6.779999</text:p>
          </table:table-cell>
          <table:table-cell office:value-type="float" office:value="6.010002" calcext:value-type="float">
            <text:p>6.010002</text:p>
          </table:table-cell>
          <table:table-cell office:value-type="float" office:value="7.520004" calcext:value-type="float">
            <text:p>7.520004</text:p>
          </table:table-cell>
          <table:table-cell office:value-type="float" office:value="5.099998" calcext:value-type="float">
            <text:p>5.099998</text:p>
          </table:table-cell>
          <table:table-cell office:value-type="float" office:value="5.889999" calcext:value-type="float">
            <text:p>5.889999</text:p>
          </table:table-cell>
        </table:table-row>
        <table:table-row table:style-name="ro1">
          <table:table-cell office:value-type="float" office:value="6.200005" calcext:value-type="float">
            <text:p>6.200005</text:p>
          </table:table-cell>
          <table:table-cell office:value-type="float" office:value="5.230003" calcext:value-type="float">
            <text:p>5.230003</text:p>
          </table:table-cell>
          <table:table-cell office:value-type="float" office:value="6.18" calcext:value-type="float">
            <text:p>6.18</text:p>
          </table:table-cell>
          <table:table-cell office:value-type="float" office:value="6.340004" calcext:value-type="float">
            <text:p>6.340004</text:p>
          </table:table-cell>
          <table:table-cell office:value-type="float" office:value="5.459999" calcext:value-type="float">
            <text:p>5.459999</text:p>
          </table:table-cell>
          <table:table-cell office:value-type="float" office:value="10" calcext:value-type="float">
            <text:p>10</text:p>
          </table:table-cell>
          <table:table-cell office:value-type="float" office:value="11.380005" calcext:value-type="float">
            <text:p>11.380005</text:p>
          </table:table-cell>
          <table:table-cell office:value-type="float" office:value="6.150002" calcext:value-type="float">
            <text:p>6.150002</text:p>
          </table:table-cell>
        </table:table-row>
        <table:table-row table:style-name="ro1">
          <table:table-cell office:value-type="float" office:value="6.110001" calcext:value-type="float">
            <text:p>6.110001</text:p>
          </table:table-cell>
          <table:table-cell office:value-type="float" office:value="5.620003" calcext:value-type="float">
            <text:p>5.620003</text:p>
          </table:table-cell>
          <table:table-cell office:value-type="float" office:value="5.419998" calcext:value-type="float">
            <text:p>5.419998</text:p>
          </table:table-cell>
          <table:table-cell office:value-type="float" office:value="6.510002" calcext:value-type="float">
            <text:p>6.510002</text:p>
          </table:table-cell>
          <table:table-cell office:value-type="float" office:value="5.450005" calcext:value-type="float">
            <text:p>5.450005</text:p>
          </table:table-cell>
          <table:table-cell office:value-type="float" office:value="8.989998" calcext:value-type="float">
            <text:p>8.989998</text:p>
          </table:table-cell>
          <table:table-cell office:value-type="float" office:value="10.559998" calcext:value-type="float">
            <text:p>10.559998</text:p>
          </table:table-cell>
          <table:table-cell office:value-type="float" office:value="5.400002" calcext:value-type="float">
            <text:p>5.400002</text:p>
          </table:table-cell>
        </table:table-row>
        <table:table-row table:style-name="ro1">
          <table:table-cell office:value-type="float" office:value="5.360001" calcext:value-type="float">
            <text:p>5.360001</text:p>
          </table:table-cell>
          <table:table-cell office:value-type="float" office:value="5.489998" calcext:value-type="float">
            <text:p>5.489998</text:p>
          </table:table-cell>
          <table:table-cell office:value-type="float" office:value="5.800003" calcext:value-type="float">
            <text:p>5.800003</text:p>
          </table:table-cell>
          <table:table-cell office:value-type="float" office:value="6.120003" calcext:value-type="float">
            <text:p>6.120003</text:p>
          </table:table-cell>
          <table:table-cell office:value-type="float" office:value="5.160004" calcext:value-type="float">
            <text:p>5.160004</text:p>
          </table:table-cell>
          <table:table-cell office:value-type="float" office:value="6.980003" calcext:value-type="float">
            <text:p>6.980003</text:p>
          </table:table-cell>
          <table:table-cell office:value-type="float" office:value="5.709999" calcext:value-type="float">
            <text:p>5.709999</text:p>
          </table:table-cell>
          <table:table-cell office:value-type="float" office:value="6.900002" calcext:value-type="float">
            <text:p>6.900002</text:p>
          </table:table-cell>
        </table:table-row>
        <table:table-row table:style-name="ro1">
          <table:table-cell office:value-type="float" office:value="5.610001" calcext:value-type="float">
            <text:p>5.610001</text:p>
          </table:table-cell>
          <table:table-cell office:value-type="float" office:value="5.32" calcext:value-type="float">
            <text:p>5.32</text:p>
          </table:table-cell>
          <table:table-cell office:value-type="float" office:value="4.919998" calcext:value-type="float">
            <text:p>4.919998</text:p>
          </table:table-cell>
          <table:table-cell office:value-type="float" office:value="6.870003" calcext:value-type="float">
            <text:p>6.870003</text:p>
          </table:table-cell>
          <table:table-cell office:value-type="float" office:value="5.770004" calcext:value-type="float">
            <text:p>5.770004</text:p>
          </table:table-cell>
          <table:table-cell office:value-type="float" office:value="8.93" calcext:value-type="float">
            <text:p>8.93</text:p>
          </table:table-cell>
          <table:table-cell office:value-type="float" office:value="6.550003" calcext:value-type="float">
            <text:p>6.550003</text:p>
          </table:table-cell>
          <table:table-cell office:value-type="float" office:value="5.559998" calcext:value-type="float">
            <text:p>5.559998</text:p>
          </table:table-cell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5.75" calcext:value-type="float">
            <text:p>5.75</text:p>
          </table:table-cell>
          <table:table-cell office:value-type="float" office:value="5.639999" calcext:value-type="float">
            <text:p>5.639999</text:p>
          </table:table-cell>
          <table:table-cell office:value-type="float" office:value="6.099998" calcext:value-type="float">
            <text:p>6.099998</text:p>
          </table:table-cell>
          <table:table-cell office:value-type="float" office:value="5.690002" calcext:value-type="float">
            <text:p>5.690002</text:p>
          </table:table-cell>
          <table:table-cell office:value-type="float" office:value="10.720001" calcext:value-type="float">
            <text:p>10.720001</text:p>
          </table:table-cell>
          <table:table-cell office:value-type="float" office:value="6.040001" calcext:value-type="float">
            <text:p>6.040001</text:p>
          </table:table-cell>
          <table:table-cell office:value-type="float" office:value="6.050003" calcext:value-type="float">
            <text:p>6.050003</text:p>
          </table:table-cell>
        </table:table-row>
        <table:table-row table:style-name="ro1">
          <table:table-cell office:value-type="float" office:value="5.150002" calcext:value-type="float">
            <text:p>5.150002</text:p>
          </table:table-cell>
          <table:table-cell office:value-type="float" office:value="5.690002" calcext:value-type="float">
            <text:p>5.690002</text:p>
          </table:table-cell>
          <table:table-cell office:value-type="float" office:value="4.57" calcext:value-type="float">
            <text:p>4.57</text:p>
          </table:table-cell>
          <table:table-cell office:value-type="float" office:value="6.480003" calcext:value-type="float">
            <text:p>6.480003</text:p>
          </table:table-cell>
          <table:table-cell office:value-type="float" office:value="61.630005" calcext:value-type="float">
            <text:p>61.630005</text:p>
          </table:table-cell>
          <table:table-cell office:value-type="float" office:value="9.540001" calcext:value-type="float">
            <text:p>9.540001</text:p>
          </table:table-cell>
          <table:table-cell office:value-type="float" office:value="5.840004" calcext:value-type="float">
            <text:p>5.840004</text:p>
          </table:table-cell>
          <table:table-cell office:value-type="float" office:value="4.360001" calcext:value-type="float">
            <text:p>4.360001</text:p>
          </table:table-cell>
        </table:table-row>
        <table:table-row table:style-name="ro1">
          <table:table-cell office:value-type="float" office:value="11.130005" calcext:value-type="float">
            <text:p>11.130005</text:p>
          </table:table-cell>
          <table:table-cell office:value-type="float" office:value="5.75" calcext:value-type="float">
            <text:p>5.75</text:p>
          </table:table-cell>
          <table:table-cell office:value-type="float" office:value="5.270004" calcext:value-type="float">
            <text:p>5.270004</text:p>
          </table:table-cell>
          <table:table-cell office:value-type="float" office:value="6.130005" calcext:value-type="float">
            <text:p>6.130005</text:p>
          </table:table-cell>
          <table:table-cell office:value-type="float" office:value="5.290001" calcext:value-type="float">
            <text:p>5.290001</text:p>
          </table:table-cell>
          <table:table-cell office:value-type="float" office:value="7.559998" calcext:value-type="float">
            <text:p>7.559998</text:p>
          </table:table-cell>
          <table:table-cell table:number-columns-repeated="2" office:value-type="float" office:value="5.779999" calcext:value-type="float">
            <text:p>5.779999</text:p>
          </table:table-cell>
        </table:table-row>
        <table:table-row table:style-name="ro1">
          <table:table-cell office:value-type="float" office:value="5.239998" calcext:value-type="float">
            <text:p>5.239998</text:p>
          </table:table-cell>
          <table:table-cell office:value-type="float" office:value="6.260002" calcext:value-type="float">
            <text:p>6.260002</text:p>
          </table:table-cell>
          <table:table-cell office:value-type="float" office:value="5.450005" calcext:value-type="float">
            <text:p>5.450005</text:p>
          </table:table-cell>
          <table:table-cell office:value-type="float" office:value="6.880005" calcext:value-type="float">
            <text:p>6.880005</text:p>
          </table:table-cell>
          <table:table-cell office:value-type="float" office:value="5.669998" calcext:value-type="float">
            <text:p>5.669998</text:p>
          </table:table-cell>
          <table:table-cell office:value-type="float" office:value="9.459999" calcext:value-type="float">
            <text:p>9.459999</text:p>
          </table:table-cell>
          <table:table-cell office:value-type="float" office:value="6.260002" calcext:value-type="float">
            <text:p>6.260002</text:p>
          </table:table-cell>
          <table:table-cell office:value-type="float" office:value="5.510002" calcext:value-type="float">
            <text:p>5.510002</text:p>
          </table:table-cell>
        </table:table-row>
        <table:table-row table:style-name="ro1">
          <table:table-cell table:number-columns-repeated="2" office:value-type="float" office:value="5.459999" calcext:value-type="float">
            <text:p>5.459999</text:p>
          </table:table-cell>
          <table:table-cell office:value-type="float" office:value="6.349998" calcext:value-type="float">
            <text:p>6.349998</text:p>
          </table:table-cell>
          <table:table-cell office:value-type="float" office:value="6.709999" calcext:value-type="float">
            <text:p>6.709999</text:p>
          </table:table-cell>
          <table:table-cell office:value-type="float" office:value="6.150002" calcext:value-type="float">
            <text:p>6.150002</text:p>
          </table:table-cell>
          <table:table-cell office:value-type="float" office:value="48.960007" calcext:value-type="float">
            <text:p>48.960007</text:p>
          </table:table-cell>
          <table:table-cell office:value-type="float" office:value="5.980003" calcext:value-type="float">
            <text:p>5.980003</text:p>
          </table:table-cell>
          <table:table-cell office:value-type="float" office:value="5.770004" calcext:value-type="float">
            <text:p>5.770004</text:p>
          </table:table-cell>
        </table:table-row>
        <table:table-row table:style-name="ro1">
          <table:table-cell office:value-type="float" office:value="6.410004" calcext:value-type="float">
            <text:p>6.410004</text:p>
          </table:table-cell>
          <table:table-cell office:value-type="float" office:value="8.880005" calcext:value-type="float">
            <text:p>8.880005</text:p>
          </table:table-cell>
          <table:table-cell office:value-type="float" office:value="4.900002" calcext:value-type="float">
            <text:p>4.900002</text:p>
          </table:table-cell>
          <table:table-cell office:value-type="float" office:value="6.779999" calcext:value-type="float">
            <text:p>6.779999</text:p>
          </table:table-cell>
          <table:table-cell office:value-type="float" office:value="7.540001" calcext:value-type="float">
            <text:p>7.540001</text:p>
          </table:table-cell>
          <table:table-cell office:value-type="float" office:value="13.709999" calcext:value-type="float">
            <text:p>13.709999</text:p>
          </table:table-cell>
          <table:table-cell office:value-type="float" office:value="5.840004" calcext:value-type="float">
            <text:p>5.840004</text:p>
          </table:table-cell>
          <table:table-cell office:value-type="float" office:value="5.889999" calcext:value-type="float">
            <text:p>5.889999</text:p>
          </table:table-cell>
        </table:table-row>
        <table:table-row table:style-name="ro1">
          <table:table-cell office:value-type="float" office:value="6.160004" calcext:value-type="float">
            <text:p>6.160004</text:p>
          </table:table-cell>
          <table:table-cell office:value-type="float" office:value="5.209999" calcext:value-type="float">
            <text:p>5.209999</text:p>
          </table:table-cell>
          <table:table-cell office:value-type="float" office:value="8.169998" calcext:value-type="float">
            <text:p>8.169998</text:p>
          </table:table-cell>
          <table:table-cell office:value-type="float" office:value="6.57" calcext:value-type="float">
            <text:p>6.57</text:p>
          </table:table-cell>
          <table:table-cell office:value-type="float" office:value="27.740005" calcext:value-type="float">
            <text:p>27.740005</text:p>
          </table:table-cell>
          <table:table-cell office:value-type="float" office:value="7.260002" calcext:value-type="float">
            <text:p>7.260002</text:p>
          </table:table-cell>
          <table:table-cell office:value-type="float" office:value="36.399994" calcext:value-type="float">
            <text:p>36.399994</text:p>
          </table:table-cell>
          <table:table-cell office:value-type="float" office:value="5.480003" calcext:value-type="float">
            <text:p>5.480003</text:p>
          </table:table-cell>
        </table:table-row>
        <table:table-row table:style-name="ro1">
          <table:table-cell office:value-type="float" office:value="5.840004" calcext:value-type="float">
            <text:p>5.840004</text:p>
          </table:table-cell>
          <table:table-cell office:value-type="float" office:value="0.709999" calcext:value-type="float">
            <text:p>0.709999</text:p>
          </table:table-cell>
          <table:table-cell office:value-type="float" office:value="5.580002" calcext:value-type="float">
            <text:p>5.580002</text:p>
          </table:table-cell>
          <table:table-cell office:value-type="float" office:value="6.580002" calcext:value-type="float">
            <text:p>6.580002</text:p>
          </table:table-cell>
          <table:table-cell office:value-type="float" office:value="5.290001" calcext:value-type="float">
            <text:p>5.290001</text:p>
          </table:table-cell>
          <table:table-cell office:value-type="float" office:value="11.830002" calcext:value-type="float">
            <text:p>11.830002</text:p>
          </table:table-cell>
          <table:table-cell office:value-type="float" office:value="5.770004" calcext:value-type="float">
            <text:p>5.770004</text:p>
          </table:table-cell>
          <table:table-cell office:value-type="float" office:value="6.510002" calcext:value-type="float">
            <text:p>6.510002</text:p>
          </table:table-cell>
        </table:table-row>
        <table:table-row table:style-name="ro1">
          <table:table-cell office:value-type="float" office:value="5.690002" calcext:value-type="float">
            <text:p>5.690002</text:p>
          </table:table-cell>
          <table:table-cell office:value-type="float" office:value="5.870003" calcext:value-type="float">
            <text:p>5.870003</text:p>
          </table:table-cell>
          <table:table-cell office:value-type="float" office:value="5.620003" calcext:value-type="float">
            <text:p>5.620003</text:p>
          </table:table-cell>
          <table:table-cell office:value-type="float" office:value="6.090004" calcext:value-type="float">
            <text:p>6.090004</text:p>
          </table:table-cell>
          <table:table-cell office:value-type="float" office:value="5.290001" calcext:value-type="float">
            <text:p>5.290001</text:p>
          </table:table-cell>
          <table:table-cell office:value-type="float" office:value="7.330002" calcext:value-type="float">
            <text:p>7.330002</text:p>
          </table:table-cell>
          <table:table-cell office:value-type="float" office:value="5.380005" calcext:value-type="float">
            <text:p>5.380005</text:p>
          </table:table-cell>
          <table:table-cell office:value-type="float" office:value="6.099998" calcext:value-type="float">
            <text:p>6.099998</text:p>
          </table:table-cell>
        </table:table-row>
        <table:table-row table:style-name="ro1">
          <table:table-cell office:value-type="float" office:value="5.470001" calcext:value-type="float">
            <text:p>5.470001</text:p>
          </table:table-cell>
          <table:table-cell office:value-type="float" office:value="5.620003" calcext:value-type="float">
            <text:p>5.620003</text:p>
          </table:table-cell>
          <table:table-cell office:value-type="float" office:value="5.25" calcext:value-type="float">
            <text:p>5.25</text:p>
          </table:table-cell>
          <table:table-cell office:value-type="float" office:value="6.340004" calcext:value-type="float">
            <text:p>6.340004</text:p>
          </table:table-cell>
          <table:table-cell office:value-type="float" office:value="5.540001" calcext:value-type="float">
            <text:p>5.540001</text:p>
          </table:table-cell>
          <table:table-cell office:value-type="float" office:value="7.660004" calcext:value-type="float">
            <text:p>7.660004</text:p>
          </table:table-cell>
          <table:table-cell office:value-type="float" office:value="5.610001" calcext:value-type="float">
            <text:p>5.610001</text:p>
          </table:table-cell>
          <table:table-cell office:value-type="float" office:value="5.650002" calcext:value-type="float">
            <text:p>5.650002</text:p>
          </table:table-cell>
        </table:table-row>
        <table:table-row table:style-name="ro1">
          <table:table-cell office:value-type="float" office:value="5.700005" calcext:value-type="float">
            <text:p>5.700005</text:p>
          </table:table-cell>
          <table:table-cell office:value-type="float" office:value="5.75" calcext:value-type="float">
            <text:p>5.75</text:p>
          </table:table-cell>
          <table:table-cell office:value-type="float" office:value="5.620003" calcext:value-type="float">
            <text:p>5.620003</text:p>
          </table:table-cell>
          <table:table-cell office:value-type="float" office:value="6.790001" calcext:value-type="float">
            <text:p>6.790001</text:p>
          </table:table-cell>
          <table:table-cell office:value-type="float" office:value="9.25" calcext:value-type="float">
            <text:p>9.25</text:p>
          </table:table-cell>
          <table:table-cell office:value-type="float" office:value="7.309998" calcext:value-type="float">
            <text:p>7.309998</text:p>
          </table:table-cell>
          <table:table-cell office:value-type="float" office:value="6.220001" calcext:value-type="float">
            <text:p>6.220001</text:p>
          </table:table-cell>
          <table:table-cell office:value-type="float" office:value="5.639999" calcext:value-type="float">
            <text:p>5.639999</text:p>
          </table:table-cell>
        </table:table-row>
        <table:table-row table:style-name="ro1">
          <table:table-cell office:value-type="float" office:value="6.239998" calcext:value-type="float">
            <text:p>6.239998</text:p>
          </table:table-cell>
          <table:table-cell office:value-type="float" office:value="5.279999" calcext:value-type="float">
            <text:p>5.279999</text:p>
          </table:table-cell>
          <table:table-cell office:value-type="float" office:value="5.330002" calcext:value-type="float">
            <text:p>5.330002</text:p>
          </table:table-cell>
          <table:table-cell office:value-type="float" office:value="6.610001" calcext:value-type="float">
            <text:p>6.610001</text:p>
          </table:table-cell>
          <table:table-cell office:value-type="float" office:value="4.959999" calcext:value-type="float">
            <text:p>4.959999</text:p>
          </table:table-cell>
          <table:table-cell office:value-type="float" office:value="7.25" calcext:value-type="float">
            <text:p>7.25</text:p>
          </table:table-cell>
          <table:table-cell office:value-type="float" office:value="29.850006" calcext:value-type="float">
            <text:p>29.850006</text:p>
          </table:table-cell>
          <table:table-cell office:value-type="float" office:value="6.32" calcext:value-type="float">
            <text:p>6.32</text:p>
          </table:table-cell>
        </table:table-row>
        <table:table-row table:style-name="ro1">
          <table:table-cell office:value-type="float" office:value="5.059998" calcext:value-type="float">
            <text:p>5.059998</text:p>
          </table:table-cell>
          <table:table-cell office:value-type="float" office:value="4.900002" calcext:value-type="float">
            <text:p>4.900002</text:p>
          </table:table-cell>
          <table:table-cell office:value-type="float" office:value="10.230003" calcext:value-type="float">
            <text:p>10.230003</text:p>
          </table:table-cell>
          <table:table-cell office:value-type="float" office:value="6.330002" calcext:value-type="float">
            <text:p>6.330002</text:p>
          </table:table-cell>
          <table:table-cell office:value-type="float" office:value="6.190002" calcext:value-type="float">
            <text:p>6.190002</text:p>
          </table:table-cell>
          <table:table-cell office:value-type="float" office:value="7.650002" calcext:value-type="float">
            <text:p>7.650002</text:p>
          </table:table-cell>
          <table:table-cell office:value-type="float" office:value="5.980003" calcext:value-type="float">
            <text:p>5.980003</text:p>
          </table:table-cell>
          <table:table-cell office:value-type="float" office:value="52.699997" calcext:value-type="float">
            <text:p>52.699997</text:p>
          </table:table-cell>
        </table:table-row>
        <table:table-row table:style-name="ro1">
          <table:table-cell office:value-type="float" office:value="5.470001" calcext:value-type="float">
            <text:p>5.470001</text:p>
          </table:table-cell>
          <table:table-cell office:value-type="float" office:value="5.309998" calcext:value-type="float">
            <text:p>5.309998</text:p>
          </table:table-cell>
          <table:table-cell office:value-type="float" office:value="5.620003" calcext:value-type="float">
            <text:p>5.620003</text:p>
          </table:table-cell>
          <table:table-cell office:value-type="float" office:value="6.68" calcext:value-type="float">
            <text:p>6.68</text:p>
          </table:table-cell>
          <table:table-cell office:value-type="float" office:value="7.080002" calcext:value-type="float">
            <text:p>7.080002</text:p>
          </table:table-cell>
          <table:table-cell office:value-type="float" office:value="10.099998" calcext:value-type="float">
            <text:p>10.099998</text:p>
          </table:table-cell>
          <table:table-cell office:value-type="float" office:value="5.300003" calcext:value-type="float">
            <text:p>5.300003</text:p>
          </table:table-cell>
          <table:table-cell office:value-type="float" office:value="5.610001" calcext:value-type="float">
            <text:p>5.610001</text:p>
          </table:table-cell>
        </table:table-row>
        <table:table-row table:style-name="ro1">
          <table:table-cell office:value-type="float" office:value="5.620003" calcext:value-type="float">
            <text:p>5.620003</text:p>
          </table:table-cell>
          <table:table-cell office:value-type="float" office:value="5.880005" calcext:value-type="float">
            <text:p>5.880005</text:p>
          </table:table-cell>
          <table:table-cell office:value-type="float" office:value="5.220001" calcext:value-type="float">
            <text:p>5.220001</text:p>
          </table:table-cell>
          <table:table-cell office:value-type="float" office:value="6.459999" calcext:value-type="float">
            <text:p>6.459999</text:p>
          </table:table-cell>
          <table:table-cell office:value-type="float" office:value="5.849998" calcext:value-type="float">
            <text:p>5.849998</text:p>
          </table:table-cell>
          <table:table-cell office:value-type="float" office:value="7.150002" calcext:value-type="float">
            <text:p>7.150002</text:p>
          </table:table-cell>
          <table:table-cell office:value-type="float" office:value="6.360001" calcext:value-type="float">
            <text:p>6.360001</text:p>
          </table:table-cell>
          <table:table-cell office:value-type="float" office:value="5.739998" calcext:value-type="float">
            <text:p>5.739998</text:p>
          </table:table-cell>
        </table:table-row>
        <table:table-row table:style-name="ro1">
          <table:table-cell office:value-type="float" office:value="5.610001" calcext:value-type="float">
            <text:p>5.610001</text:p>
          </table:table-cell>
          <table:table-cell office:value-type="float" office:value="5.709999" calcext:value-type="float">
            <text:p>5.709999</text:p>
          </table:table-cell>
          <table:table-cell office:value-type="float" office:value="5.770004" calcext:value-type="float">
            <text:p>5.770004</text:p>
          </table:table-cell>
          <table:table-cell office:value-type="float" office:value="6.43" calcext:value-type="float">
            <text:p>6.43</text:p>
          </table:table-cell>
          <table:table-cell office:value-type="float" office:value="5.190002" calcext:value-type="float">
            <text:p>5.190002</text:p>
          </table:table-cell>
          <table:table-cell office:value-type="float" office:value="7.360001" calcext:value-type="float">
            <text:p>7.360001</text:p>
          </table:table-cell>
          <table:table-cell office:value-type="float" office:value="5.639999" calcext:value-type="float">
            <text:p>5.639999</text:p>
          </table:table-cell>
          <table:table-cell office:value-type="float" office:value="10.010002" calcext:value-type="float">
            <text:p>10.010002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5.18" calcext:value-type="float">
            <text:p>5.18</text:p>
          </table:table-cell>
          <table:table-cell office:value-type="float" office:value="5.349998" calcext:value-type="float">
            <text:p>5.349998</text:p>
          </table:table-cell>
          <table:table-cell office:value-type="float" office:value="6.200005" calcext:value-type="float">
            <text:p>6.200005</text:p>
          </table:table-cell>
          <table:table-cell office:value-type="float" office:value="5.880005" calcext:value-type="float">
            <text:p>5.880005</text:p>
          </table:table-cell>
          <table:table-cell office:value-type="float" office:value="17.150002" calcext:value-type="float">
            <text:p>17.150002</text:p>
          </table:table-cell>
          <table:table-cell office:value-type="float" office:value="5.790001" calcext:value-type="float">
            <text:p>5.790001</text:p>
          </table:table-cell>
          <table:table-cell office:value-type="float" office:value="23.220001" calcext:value-type="float">
            <text:p>23.220001</text:p>
          </table:table-cell>
        </table:table-row>
        <table:table-row table:style-name="ro1">
          <table:table-cell table:style-name="ce1" table:formula="of:=AVERAGE([.A2:.A26])*(1/2.5)" office:value-type="float" office:value="2.350720512" calcext:value-type="float">
            <text:p>2.350720512</text:p>
          </table:table-cell>
          <table:table-cell table:style-name="ce1" table:formula="of:=AVERAGE([.B2:.B26])*(1/2.5)" office:value-type="float" office:value="2.20880032" calcext:value-type="float">
            <text:p>2.20880032</text:p>
          </table:table-cell>
          <table:table-cell table:style-name="ce1" table:formula="of:=AVERAGE([.C2:.C26])*(1/2.5)" office:value-type="float" office:value="2.30976048" calcext:value-type="float">
            <text:p>2.30976048</text:p>
          </table:table-cell>
          <table:table-cell table:style-name="ce1" table:formula="of:=AVERAGE([.D2:.D26])*(1/2.5)" office:value-type="float" office:value="2.610080704" calcext:value-type="float">
            <text:p>2.610080704</text:p>
          </table:table-cell>
          <table:table-cell table:style-name="ce1" table:formula="of:=AVERAGE([.E2:.E26])*(1/2.5)" office:value-type="float" office:value="3.605120592" calcext:value-type="float">
            <text:p>3.605120592</text:p>
          </table:table-cell>
          <table:table-cell table:style-name="ce1" table:formula="of:=AVERAGE([.F2:.F26])*(1/2.5)" office:value-type="float" office:value="4.666560464" calcext:value-type="float">
            <text:p>4.666560464</text:p>
          </table:table-cell>
          <table:table-cell table:style-name="ce1" table:formula="of:=AVERAGE([.G2:.G26])*(1/2.5)" office:value-type="float" office:value="3.448480704" calcext:value-type="float">
            <text:p>3.448480704</text:p>
          </table:table-cell>
          <table:table-cell table:style-name="ce1" table:formula="of:=AVERAGE([.H2:.H26])*(1/2.5)" office:value-type="float" office:value="3.454880272" calcext:value-type="float">
            <text:p>3.4548802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16:47:07.482498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8:03:11.113500329</meta:creation-date>
    <dc:date>2016-09-26T16:52:30.673294030</dc:date>
    <meta:editing-duration>PT20M42S</meta:editing-duration>
    <meta:editing-cycles>7</meta:editing-cycles>
    <meta:generator>LibreOffice/4.2.8.2$Linux_X86_64 LibreOffice_project/420m0$Build-2</meta:generator>
    <meta:document-statistic meta:table-count="1" meta:cell-count="2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818cm" svg:height="13.288cm" xlink:href=".." xlink:type="simple" chart:class="chart:line" chart:style-name="ch1">
        <chart:legend chart:legend-position="end" svg:x="22.336cm" svg:y="6.345cm" style:legend-expansion="high" chart:style-name="ch2"/>
        <chart:plot-area chart:style-name="ch3" table:cell-range-address="Sheet1.A1:Sheet1.H1 Sheet1.A27:Sheet1.H27" chart:data-source-has-labels="row" svg:x="1.507cm" svg:y="0.265cm" svg:width="20.333cm" svg:height="11.777cm">
          <chartooo:coordinate-region svg:x="2.724cm" svg:y="0.464cm" svg:width="17.844cm" svg:height="10.931cm"/>
          <chart:axis chart:dimension="x" chart:name="primary-x" chart:style-name="ch4" chartooo:axis-type="auto">
            <chartooo:date-scale/>
            <chart:title svg:x="10.055cm" svg:y="12.307cm" chart:style-name="ch5">
              <text:p>Number of Arguments</text:p>
            </chart:title>
            <chart:categories table:cell-range-address="Sheet1.A1:Sheet1.H1"/>
          </chart:axis>
          <chart:axis chart:dimension="y" chart:name="primary-y" chart:style-name="ch4">
            <chart:title svg:x="0.451cm" svg:y="6.938cm" chart:style-name="ch6">
              <text:p>Time in ns</text:p>
            </chart:title>
            <chart:grid chart:style-name="ch7" chart:class="major"/>
          </chart:axis>
          <chart:series chart:style-name="ch8" chart:values-cell-range-address="Sheet1.A27:Sheet1.H27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ero Arguments</text:p>
                <draw:g>
                  <svg:desc>Sheet1.A1:Sheet1.H1</svg:desc>
                </draw:g>
              </table:table-cell>
              <table:table-cell office:value-type="string">
                <text:p>One Argument</text:p>
              </table:table-cell>
              <table:table-cell office:value-type="string">
                <text:p>Two Argument</text:p>
              </table:table-cell>
              <table:table-cell office:value-type="string">
                <text:p>Three Argument</text:p>
              </table:table-cell>
              <table:table-cell office:value-type="string">
                <text:p>Four Argument</text:p>
              </table:table-cell>
              <table:table-cell office:value-type="string">
                <text:p>Five Argument</text:p>
              </table:table-cell>
              <table:table-cell office:value-type="string">
                <text:p>Six Argument</text:p>
              </table:table-cell>
              <table:table-cell office:value-type="string">
                <text:p>Seven Argument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2.350720512">
                <text:p>2.350720512</text:p>
                <draw:g>
                  <svg:desc>Sheet1.A27:Sheet1.H27</svg:desc>
                </draw:g>
              </table:table-cell>
              <table:table-cell office:value-type="float" office:value="2.20880032">
                <text:p>2.20880032</text:p>
              </table:table-cell>
              <table:table-cell office:value-type="float" office:value="2.30976048">
                <text:p>2.30976048</text:p>
              </table:table-cell>
              <table:table-cell office:value-type="float" office:value="2.610080704">
                <text:p>2.610080704</text:p>
              </table:table-cell>
              <table:table-cell office:value-type="float" office:value="3.605120592">
                <text:p>3.605120592</text:p>
              </table:table-cell>
              <table:table-cell office:value-type="float" office:value="4.666560464">
                <text:p>4.666560464</text:p>
              </table:table-cell>
              <table:table-cell office:value-type="float" office:value="3.448480704">
                <text:p>3.448480704</text:p>
              </table:table-cell>
              <table:table-cell office:value-type="float" office:value="3.454880272">
                <text:p>3.4548802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